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Calibri" svg:font-family="Calibri" style:font-family-generic="swiss" style:font-pitch="variable"/>
    <style:font-face style:name="宋体" svg:font-family="宋体" style:font-family-generic="system" style:font-pitch="variable"/>
  </office:font-face-decls>
  <office:automatic-styles>
    <style:style style:name="Table1" style:family="table" style:master-page-name="MP0">
      <style:table-properties style:width="10.4319in" fo:margin-left="0in" style:page-number="auto" table:align="left"/>
    </style:style>
    <style:style style:name="Table1.A" style:family="table-column">
      <style:table-column-properties style:column-width="1.4535in"/>
    </style:style>
    <style:style style:name="Table1.B" style:family="table-column">
      <style:table-column-properties style:column-width="0.3938in"/>
    </style:style>
    <style:style style:name="Table1.C" style:family="table-column">
      <style:table-column-properties style:column-width="1.4569in"/>
    </style:style>
    <style:style style:name="Table1.D" style:family="table-column">
      <style:table-column-properties style:column-width="0.2563in"/>
    </style:style>
    <style:style style:name="Table1.1" style:family="table-row">
      <style:table-row-properties style:row-height="0.5118in" style:use-optimal-row-height="false"/>
    </style:style>
    <style:style style:name="Table1.A1" style:family="table-cell">
      <style:table-cell-properties style:vertical-align="middle" fo:padding="0in" fo:border="none" style:writing-mode="lr-tb"/>
    </style:style>
    <style:style style:name="Table1.2" style:family="table-row">
      <style:table-row-properties style:row-height="0.0396in" style:use-optimal-row-height="false"/>
    </style:style>
    <style:style style:name="Table1.H2" style:family="table-cell">
      <style:table-cell-properties fo:padding="0in" fo:border="none" style:writing-mode="lr-tb"/>
    </style:style>
    <style:style style:name="Table1.3" style:family="table-row">
      <style:table-row-properties style:row-height="0.4722in" style:use-optimal-row-height="false"/>
    </style:style>
    <style:style style:name="Table1.H3" style:family="table-cell">
      <style:table-cell-properties fo:padding="0in" fo:border="none" style:writing-mode="lr-tb"/>
    </style:style>
    <style:style style:name="Table1.H4" style:family="table-cell">
      <style:table-cell-properties fo:padding="0in" fo:border="none" style:writing-mode="lr-tb"/>
    </style:style>
    <style:style style:name="Table1.H5" style:family="table-cell">
      <style:table-cell-properties fo:padding="0in" fo:border="none" style:writing-mode="lr-tb"/>
    </style:style>
    <style:style style:name="Table1.H6" style:family="table-cell">
      <style:table-cell-properties fo:padding="0in" fo:border="none" style:writing-mode="lr-tb"/>
    </style:style>
    <style:style style:name="Table1.H7" style:family="table-cell">
      <style:table-cell-properties fo:padding="0in" fo:border="none" style:writing-mode="lr-tb"/>
    </style:style>
    <style:style style:name="Table1.H8" style:family="table-cell">
      <style:table-cell-properties fo:padding="0in" fo:border="none" style:writing-mode="lr-tb"/>
    </style:style>
    <style:style style:name="Table1.H9" style:family="table-cell">
      <style:table-cell-properties fo:padding="0in" fo:border="none" style:writing-mode="lr-tb"/>
    </style:style>
    <style:style style:name="Table1.H10" style:family="table-cell">
      <style:table-cell-properties fo:padding="0in" fo:border="none" style:writing-mode="lr-tb"/>
    </style:style>
    <style:style style:name="Table1.H11" style:family="table-cell">
      <style:table-cell-properties fo:padding="0in" fo:border="none" style:writing-mode="lr-tb"/>
    </style:style>
    <style:style style:name="Table1.H12" style:family="table-cell">
      <style:table-cell-properties fo:padding="0in" fo:border="none" style:writing-mode="lr-tb"/>
    </style:style>
    <style:style style:name="Table1.H13" style:family="table-cell">
      <style:table-cell-properties fo:padding="0in" fo:border="none" style:writing-mode="lr-tb"/>
    </style:style>
    <style:style style:name="Table1.H14" style:family="table-cell">
      <style:table-cell-properties fo:padding="0in" fo:border="none" style:writing-mode="lr-tb"/>
    </style:style>
    <style:style style:name="Table1.H15" style:family="table-cell">
      <style:table-cell-properties fo:padding="0in" fo:border="none" style:writing-mode="lr-tb"/>
    </style:style>
    <style:style style:name="Table1.H16" style:family="table-cell">
      <style:table-cell-properties fo:padding="0in" fo:border="none" style:writing-mode="lr-tb"/>
    </style:style>
    <style:style style:name="Table1.H17" style:family="table-cell">
      <style:table-cell-properties fo:padding="0in" fo:border="none" style:writing-mode="lr-tb"/>
    </style:style>
    <style:style style:name="Table1.H18" style:family="table-cell">
      <style:table-cell-properties fo:padding="0in" fo:border="none" style:writing-mode="lr-tb"/>
    </style:style>
    <style:style style:name="Table1.H19" style:family="table-cell">
      <style:table-cell-properties fo:padding="0in" fo:border="none" style:writing-mode="lr-tb"/>
    </style:style>
    <style:style style:name="Table1.H20" style:family="table-cell">
      <style:table-cell-properties fo:padding="0in" fo:border="none" style:writing-mode="lr-tb"/>
    </style:style>
    <style:style style:name="Table1.H21" style:family="table-cell">
      <style:table-cell-properties fo:padding="0in" fo:border="none" style:writing-mode="lr-tb"/>
    </style:style>
    <style:style style:name="Table1.H22" style:family="table-cell">
      <style:table-cell-properties fo:padding="0in" fo:border="none" style:writing-mode="lr-tb"/>
    </style:style>
    <style:style style:name="Table1.H23" style:family="table-cell">
      <style:table-cell-properties fo:padding="0in" fo:border="none" style:writing-mode="lr-tb"/>
    </style:style>
    <style:style style:name="Table1.H24" style:family="table-cell">
      <style:table-cell-properties fo:padding="0in" fo:border="none" style:writing-mode="lr-tb"/>
    </style:style>
    <style:style style:name="Table1.H25" style:family="table-cell">
      <style:table-cell-properties fo:padding="0in" fo:border="none" style:writing-mode="lr-tb"/>
    </style:style>
    <style:style style:name="P1" style:family="paragraph" style:parent-style-name="正文">
      <style:paragraph-properties fo:margin-top="0in" fo:margin-bottom="0in" style:contextual-spacing="false" fo:line-height="100%"/>
      <style:text-properties style:font-name="Arial" fo:font-size="12pt" style:font-size-asian="12pt" style:font-name-complex="Arial" style:font-size-complex="12pt"/>
    </style:style>
    <style:style style:name="P2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style:font-size-asian="12pt" style:font-name-complex="Arial" style:font-size-complex="12pt"/>
    </style:style>
    <style:style style:name="P3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4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 Black1" fo:font-size="12pt" style:text-underline-style="solid" style:text-underline-width="auto" style:text-underline-color="font-color" fo:font-weight="bold" officeooo:rsid="0005aff5" officeooo:paragraph-rsid="0005aff5" style:font-size-asian="12pt" style:font-weight-asian="bold" style:font-name-complex="Arial" style:font-size-complex="12pt"/>
    </style:style>
    <style:style style:name="P5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 Black1" fo:font-size="12pt" style:text-underline-style="solid" style:text-underline-width="auto" style:text-underline-color="font-color" fo:font-weight="bold" officeooo:rsid="0005aff5" officeooo:paragraph-rsid="00068187" style:font-size-asian="12pt" style:font-weight-asian="bold" style:font-name-complex="Arial" style:font-size-complex="12pt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 fo:break-before="page"/>
      <style:text-properties style:font-name="Arial" fo:font-size="12pt" fo:font-weight="bold" officeooo:rsid="0005aff5" officeooo:paragraph-rsid="0005aff5" style:font-size-asian="12pt" style:font-weight-asian="bold" style:font-name-complex="Arial" style:font-size-complex="12pt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break-before="page"/>
      <style:text-properties style:font-name="Arial" fo:font-size="12pt" fo:font-weight="bold" officeooo:rsid="0005aff5" officeooo:paragraph-rsid="00068187" style:font-size-asian="12pt" style:font-weight-asian="bold" style:font-name-complex="Arial" style:font-size-complex="12pt"/>
    </style:style>
    <style:style style:name="P8" style:family="paragraph" style:parent-style-name="正文">
      <style:paragraph-properties fo:margin-top="0in" fo:margin-bottom="0in" style:contextual-spacing="false" fo:line-height="100%" fo:text-align="center" style:justify-single-word="false" fo:break-before="page"/>
      <style:text-properties style:font-name="Arial" fo:font-size="12pt" fo:font-weight="bold" officeooo:rsid="0005aff5" officeooo:paragraph-rsid="0005aff5" style:font-size-asian="12pt" style:font-weight-asian="bold" style:font-name-complex="Arial" style:font-size-complex="12pt"/>
    </style:style>
    <style:style style:name="T1" style:family="text">
      <style:text-properties style:font-name="Arial" style:text-underline-style="none"/>
    </style:style>
    <style:style style:name="T2" style:family="text">
      <style:text-properties style:font-name="Arial Black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Tom Tree</text:p>
            <text:p text:style-name="P4">A1<text:span text:style-name="T1"> ch1-4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6">Tom Tree</text:p>
            <text:p text:style-name="P4">A6<text:span text:style-name="T1"> ch21-24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6">Tom Tree</text:p>
            <text:p text:style-name="P4"><text:span text:style-name="T2">B3</text:span><text:span text:style-name="T1"> ch5-6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table:number-rows-spanned="2" office:value-type="string">
            <text:p text:style-name="P8">Tom Tree</text:p>
            <text:p text:style-name="P4">A1<text:span text:style-name="T1"> ch1-4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6">Tom Tree</text:p>
            <text:p text:style-name="P4">A6<text:span text:style-name="T1"> ch21-24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H2" office:value-type="string">
            <text:p text:style-name="P1"/>
          </table:table-cell>
          <table:table-cell table:style-name="Table1.A1" table:number-rows-spanned="2" office:value-type="string">
            <text:p text:style-name="P6">Tom Tree</text:p>
            <text:p text:style-name="P4"><text:span text:style-name="T2">B3</text:span><text:span text:style-name="T1"> ch5-6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6">Tom Tree</text:p>
            <text:p text:style-name="P4">A3<text:span text:style-name="T1"> ch9-12</text:span></text:p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6">Tom Tree</text:p>
            <text:p text:style-name="P4">A8<text:span text:style-name="T1"> ch29-32</text:span></text:p>
          </table:table-cell>
          <table:table-cell table:style-name="Table1.H3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6">Tom Tree</text:p>
            <text:p text:style-name="P4"><text:span text:style-name="T2">B5</text:span><text:span text:style-name="T1"> ch9-10</text:span></text:p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H4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6">Tom Tree</text:p>
            <text:p text:style-name="P4">A3<text:span text:style-name="T1"> ch9-12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6">Tom Tree</text:p>
            <text:p text:style-name="P4">A8<text:span text:style-name="T1"> ch29-32</text:span></text:p>
          </table:table-cell>
          <table:table-cell table:style-name="Table1.H5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6">Tom Tree</text:p>
            <text:p text:style-name="P4"><text:span text:style-name="T2">B5</text:span><text:span text:style-name="T1"> ch9-10</text:span></text:p>
          </table:table-cell>
        </table:table-row>
        <table:table-row table:style-name="Table1.1">
          <table:table-cell table:style-name="Table1.A1" office:value-type="string">
            <text:p text:style-name="P8">Tom Tree</text:p>
            <text:p text:style-name="P4">A1<text:span text:style-name="T1"> ch1-4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6">Tom Tree</text:p>
            <text:p text:style-name="P4">A6<text:span text:style-name="T1"> ch21-24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H6" office:value-type="string">
            <text:p text:style-name="P1"/>
          </table:table-cell>
          <table:table-cell table:style-name="Table1.A1" office:value-type="string">
            <text:p text:style-name="P6">Tom Tree</text:p>
            <text:p text:style-name="P4"><text:span text:style-name="T2">B3</text:span><text:span text:style-name="T1"> ch5-6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table:number-rows-spanned="2" office:value-type="string">
            <text:p text:style-name="P8">Tom Tree</text:p>
            <text:p text:style-name="P4">A1<text:span text:style-name="T1"> ch1-4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6">Tom Tree</text:p>
            <text:p text:style-name="P4">A6<text:span text:style-name="T1"> ch21-24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H7" office:value-type="string">
            <text:p text:style-name="P1"/>
          </table:table-cell>
          <table:table-cell table:style-name="Table1.A1" table:number-rows-spanned="2" office:value-type="string">
            <text:p text:style-name="P6">Tom Tree</text:p>
            <text:p text:style-name="P4"><text:span text:style-name="T2">B3</text:span><text:span text:style-name="T1"> ch5-6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6">Tom Tree</text:p>
            <text:p text:style-name="P4">A4<text:span text:style-name="T1"> ch13-16</text:span></text:p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6">Tom Tree</text:p>
            <text:p text:style-name="P4"><text:span text:style-name="T2">B1</text:span><text:span text:style-name="T1"> ch1-2</text:span></text:p>
          </table:table-cell>
          <table:table-cell table:style-name="Table1.H8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6">Tom Tree</text:p>
            <text:p text:style-name="P4"><text:span text:style-name="T2">B6</text:span><text:span text:style-name="T1"> ch11-12</text:span></text:p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H9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6">Tom Tree</text:p>
            <text:p text:style-name="P4">A4<text:span text:style-name="T1"> ch13-16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6">Tom Tree</text:p>
            <text:p text:style-name="P4"><text:span text:style-name="T2">B1</text:span><text:span text:style-name="T1"> ch1-2</text:span></text:p>
          </table:table-cell>
          <table:table-cell table:style-name="Table1.H10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6">Tom Tree</text:p>
            <text:p text:style-name="P4"><text:span text:style-name="T2">B6</text:span><text:span text:style-name="T1"> ch11-12</text:span></text:p>
          </table:table-cell>
        </table:table-row>
        <table:table-row table:style-name="Table1.1">
          <table:table-cell table:style-name="Table1.A1" office:value-type="string">
            <text:p text:style-name="P8">Tom Tree</text:p>
            <text:p text:style-name="P4">A2<text:span text:style-name="T1"> ch5-8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6">Tom Tree</text:p>
            <text:p text:style-name="P4">A7<text:span text:style-name="T1"> ch25-28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H11" office:value-type="string">
            <text:p text:style-name="P1"/>
          </table:table-cell>
          <table:table-cell table:style-name="Table1.A1" office:value-type="string">
            <text:p text:style-name="P6">Tom Tree</text:p>
            <text:p text:style-name="P4"><text:span text:style-name="T2">B4</text:span><text:span text:style-name="T1"> ch7-8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table:number-rows-spanned="2" office:value-type="string">
            <text:p text:style-name="P8">Tom Tree</text:p>
            <text:p text:style-name="P4">A2<text:span text:style-name="T1"> ch5-8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6">Tom Tree</text:p>
            <text:p text:style-name="P4">A7<text:span text:style-name="T1"> ch25-28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H12" office:value-type="string">
            <text:p text:style-name="P1"/>
          </table:table-cell>
          <table:table-cell table:style-name="Table1.A1" table:number-rows-spanned="2" office:value-type="string">
            <text:p text:style-name="P6">Tom Tree</text:p>
            <text:p text:style-name="P4"><text:span text:style-name="T2">B4</text:span><text:span text:style-name="T1"> ch7-8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6">Tom Tree</text:p>
            <text:p text:style-name="P4">A4<text:span text:style-name="T1"> ch13-16</text:span></text:p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6">Tom Tree</text:p>
            <text:p text:style-name="P4"><text:span text:style-name="T2">B1</text:span><text:span text:style-name="T1"> ch1-2</text:span></text:p>
          </table:table-cell>
          <table:table-cell table:style-name="Table1.H13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6">Tom Tree</text:p>
            <text:p text:style-name="P4"><text:span text:style-name="T2">B6</text:span><text:span text:style-name="T1"> ch11-12</text:span></text:p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H14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6">Tom Tree</text:p>
            <text:p text:style-name="P4">A4<text:span text:style-name="T1"> ch13-16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6">Tom Tree</text:p>
            <text:p text:style-name="P4"><text:span text:style-name="T2">B1</text:span><text:span text:style-name="T1"> ch1-2</text:span></text:p>
          </table:table-cell>
          <table:table-cell table:style-name="Table1.H15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6">Tom Tree</text:p>
            <text:p text:style-name="P4"><text:span text:style-name="T2">B6</text:span><text:span text:style-name="T1"> ch11-12</text:span></text:p>
          </table:table-cell>
        </table:table-row>
        <table:table-row table:style-name="Table1.1">
          <table:table-cell table:style-name="Table1.A1" office:value-type="string">
            <text:p text:style-name="P8">Tom Tree</text:p>
            <text:p text:style-name="P4">A2<text:span text:style-name="T1"> ch5-8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6">Tom Tree</text:p>
            <text:p text:style-name="P4">A7<text:span text:style-name="T1"> ch25-28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H16" office:value-type="string">
            <text:p text:style-name="P1"/>
          </table:table-cell>
          <table:table-cell table:style-name="Table1.A1" office:value-type="string">
            <text:p text:style-name="P6">Tom Tree</text:p>
            <text:p text:style-name="P4"><text:span text:style-name="T2">B4</text:span><text:span text:style-name="T1"> ch7-8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table:number-rows-spanned="2" office:value-type="string">
            <text:p text:style-name="P8">Tom Tree</text:p>
            <text:p text:style-name="P4">A2<text:span text:style-name="T1"> ch5-8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6">Tom Tree</text:p>
            <text:p text:style-name="P4">A7<text:span text:style-name="T1"> ch25-28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H17" office:value-type="string">
            <text:p text:style-name="P1"/>
          </table:table-cell>
          <table:table-cell table:style-name="Table1.A1" table:number-rows-spanned="2" office:value-type="string">
            <text:p text:style-name="P6">Tom Tree</text:p>
            <text:p text:style-name="P4"><text:span text:style-name="T2">B4</text:span><text:span text:style-name="T1"> ch7-8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6">Tom Tree</text:p>
            <text:p text:style-name="P4">A5<text:span text:style-name="T1"> ch17-20</text:span></text:p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6">Tom Tree</text:p>
            <text:p text:style-name="P4"><text:span text:style-name="T2">B2</text:span><text:span text:style-name="T1"> ch3-4</text:span></text:p>
          </table:table-cell>
          <table:table-cell table:style-name="Table1.H18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6">Tom Tree</text:p>
            <text:p text:style-name="P4"><text:span text:style-name="T2">B7</text:span><text:span text:style-name="T1"> ch13-14</text:span></text:p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H19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6">Tom Tree</text:p>
            <text:p text:style-name="P4">A5<text:span text:style-name="T1"> ch17-20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6">Tom Tree</text:p>
            <text:p text:style-name="P4"><text:span text:style-name="T2">B2</text:span><text:span text:style-name="T1"> ch3-4</text:span></text:p>
          </table:table-cell>
          <table:table-cell table:style-name="Table1.H20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6">Tom Tree</text:p>
            <text:p text:style-name="P4"><text:span text:style-name="T2">B7</text:span><text:span text:style-name="T1"> ch13-14</text:span></text:p>
          </table:table-cell>
        </table:table-row>
        <table:table-row table:style-name="Table1.1">
          <table:table-cell table:style-name="Table1.A1" office:value-type="string">
            <text:p text:style-name="P6">Tom Tree</text:p>
            <text:p text:style-name="P4">A3<text:span text:style-name="T1"> ch9-12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6">Tom Tree</text:p>
            <text:p text:style-name="P4">A8<text:span text:style-name="T1"> ch29-32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H21" office:value-type="string">
            <text:p text:style-name="P1"/>
          </table:table-cell>
          <table:table-cell table:style-name="Table1.A1" office:value-type="string">
            <text:p text:style-name="P6">Tom Tree</text:p>
            <text:p text:style-name="P4"><text:span text:style-name="T2">B5</text:span><text:span text:style-name="T1"> ch9-10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table:number-rows-spanned="2" office:value-type="string">
            <text:p text:style-name="P6">Tom Tree</text:p>
            <text:p text:style-name="P4">A3<text:span text:style-name="T1"> ch9-12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6">Tom Tree</text:p>
            <text:p text:style-name="P4">A8<text:span text:style-name="T1"> ch29-32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H22" office:value-type="string">
            <text:p text:style-name="P1"/>
          </table:table-cell>
          <table:table-cell table:style-name="Table1.A1" table:number-rows-spanned="2" office:value-type="string">
            <text:p text:style-name="P6">Tom Tree</text:p>
            <text:p text:style-name="P4"><text:span text:style-name="T2">B5</text:span><text:span text:style-name="T1"> ch9-10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6">Tom Tree</text:p>
            <text:p text:style-name="P4">A5<text:span text:style-name="T1"> ch17-20</text:span></text:p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6">Tom Tree</text:p>
            <text:p text:style-name="P4"><text:span text:style-name="T2">B2</text:span><text:span text:style-name="T1"> ch3-4</text:span></text:p>
          </table:table-cell>
          <table:table-cell table:style-name="Table1.H23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7">Tom Tree</text:p>
            <text:p text:style-name="P5"><text:span text:style-name="T2">B7</text:span><text:span text:style-name="T1"> ch13-14</text:span></text:p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H24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6">Tom Tree</text:p>
            <text:p text:style-name="P4">A5<text:span text:style-name="T1"> ch17-20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6">Tom Tree</text:p>
            <text:p text:style-name="P4"><text:span text:style-name="T2">B2</text:span><text:span text:style-name="T1"> ch3-4</text:span></text:p>
          </table:table-cell>
          <table:table-cell table:style-name="Table1.H25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7">Tom Tree</text:p>
            <text:p text:style-name="P5"><text:span text:style-name="T2">B7</text:span><text:span text:style-name="T1"> ch13-14</text:span></text:p>
          </table:table-cell>
        </table:table-row>
      </table:table>
      <text:p text:style-name="正文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Calibri" svg:font-family="Calibri" style:font-family-generic="swiss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style:font-name-asian="宋体" style:font-size-asian="10pt" style:language-asian="zh" style:country-asian="CN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fo:background-color="transparent" style:font-name-asian="宋体" style:font-size-asian="10pt" style:language-asian="zh" style:country-asian="CN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正文" style:family="paragraph">
      <style:paragraph-properties fo:margin-top="0in" fo:margin-bottom="0.139in" style:contextual-spacing="false" fo:line-height="115%" fo:hyphenation-ladder-count="no-limit"/>
      <style:text-properties fo:font-size="11pt" style:font-size-asian="11pt" style:font-size-complex="11pt" fo:hyphenate="false" loext:hyphenation-no-caps="false"/>
    </style:style>
    <style:style style:name="页眉" style:family="paragraph" style:parent-style-name="正文">
      <style:paragraph-properties fo:margin-top="0in" fo:margin-bottom="0in" style:contextual-spacing="false" fo:line-height="100%"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loext:hyphenation-no-caps="false"/>
    </style:style>
    <style:style style:name="页脚" style:family="paragraph" style:parent-style-name="正文">
      <style:paragraph-properties fo:margin-top="0in" fo:margin-bottom="0in" style:contextual-spacing="false" fo:line-height="100%"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默认段落字体" style:family="text"/>
    <style:style style:name="页眉_20_Char" style:display-name="页眉 Char" style:family="text" style:parent-style-name="默认段落字体"/>
    <style:style style:name="页脚_20_Char" style:display-name="页脚 Char" style:family="text" style:parent-style-name="默认段落字体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2701in" fo:margin-bottom="0.2165in" fo:margin-left="0.2953in" fo:margin-right="0.295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dc:title/>
    <dc:subject/>
    <meta:initial-creator>Administrator</meta:initial-creator>
    <meta:creation-date>2019-07-10T02:44:00Z</meta:creation-date>
    <dc:date>2021-01-15T11:35:51.224000000</dc:date>
    <meta:editing-cycles>5</meta:editing-cycles>
    <meta:editing-duration>PT40M8S</meta:editing-duration>
    <meta:print-date>2021-01-15T11:35:12.626000000</meta:print-date>
    <meta:document-statistic meta:table-count="1" meta:image-count="0" meta:object-count="0" meta:page-count="2" meta:paragraph-count="120" meta:word-count="240" meta:character-count="1024" meta:non-whitespace-character-count="904"/>
    <meta:template xlink:type="simple" xlink:actuate="onRequest" xlink:title="" xlink:href="../../../Templates/Mr.%20Label%20MR183%20Cable%20Flags.odt/Normal"/>
  </office:meta>
</office:document-meta>
</file>